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0pt" svg:y="101.42pt">
            <loext:p draw:notify-on-update-of-ranges="Sheet1.A2:Sheet1.A6 Sheet1.B1:Sheet1.B1 Sheet1.B2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0pt" svg:y="358.81pt">
            <loext:p draw:notify-on-update-of-ranges="Sheet1.D2:Sheet1.D3 Sheet1.E2:Sheet1.E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# of im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:43pm-1:58p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age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:58pm-2:13pm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ac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:13pm-2:28pm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% Success</text:p>
          </table:table-cell>
          <table:table-cell table:formula="of:=([.E3]/[.E2])*100" office:value-type="float" office:value="7.59493670886076" calcext:value-type="float">
            <text:p>7.5949367089</text:p>
          </table:table-cell>
        </table:table-row>
        <table:table-row table:style-name="ro1">
          <table:table-cell office:value-type="string" calcext:value-type="string">
            <text:p>2:28pm-2:43pm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:43pm-2:58p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6])" office:value-type="float" office:value="79" calcext:value-type="float">
            <text:p>79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3" table:number-rows-repeated="6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3:28:24.083941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31T13:29:12.387878299</dc:date>
    <meta:editing-duration>PT5M52S</meta:editing-duration>
    <meta:editing-cycles>3</meta:editing-cycles>
    <meta:generator>LibreOffice/5.1.4.2$Linux_X86_64 LibreOffice_project/10m0$Build-2</meta:generator>
    <meta:document-statistic meta:table-count="1" meta:cell-count="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21cm" svg:y="0.316cm" chart:style-name="ch2">
          <text:p>Images Captured Over an Hour</text:p>
        </chart:title>
        <chart:legend chart:legend-position="end" svg:x="13.446cm" svg:y="4.201cm" style:legend-expansion="high" chart:style-name="ch3"/>
        <chart:plot-area chart:style-name="ch4" table:cell-range-address="Sheet1.A2:Sheet1.B6 Sheet1.B1:Sheet1.B1" chart:data-source-has-labels="both" svg:x="1.331cm" svg:y="1.275cm" svg:width="11.795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cm" svg:y="1.275cm" svg:width="10.624cm" svg:height="4.35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827cm" svg:y="8.019cm" chart:style-name="ch6">
              <text:p>Time</text:p>
            </chart:title>
            <chart:categories table:cell-range-address="Sheet1.A2:Sheet1.A6"/>
          </chart:axis>
          <chart:axis chart:dimension="y" chart:name="primary-y" chart:style-name="ch7">
            <chart:title svg:x="0.451cm" svg:y="5.143cm" chart:style-name="ch8">
              <text:p>Image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B2:Sheet1.B6" chart:label-cell-address="Sheet1.B1:Sheet1.B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of imag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:43pm-1:58pm</text:p>
                <draw:g>
                  <svg:desc>Sheet1.A2:Sheet1.A6</svg:desc>
                </draw:g>
              </table:table-cell>
              <table:table-cell office:value-type="float" office:value="3">
                <text:p>3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1:58pm-2:13pm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:13pm-2:28pm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:28pm-2:43pm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:43pm-2:58pm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258cm" svg:y="0.316cm" chart:style-name="ch2">
          <text:p>Successful Face Detection</text:p>
        </chart:title>
        <chart:legend chart:legend-position="end" svg:x="14.107cm" svg:y="3.952cm" style:legend-expansion="high" chart:style-name="ch3"/>
        <chart:plot-area chart:style-name="ch4" table:cell-range-address="Sheet1.D2:Sheet1.E3" chart:data-source-has-labels="column" svg:x="0.32cm" svg:y="1.275cm" svg:width="13.467cm" svg:height="7.5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767cm" svg:y="1.275cm" svg:width="12.573cm" svg:height="7.54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Sheet1.D2:Sheet1.D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E2:Sheet1.E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Images</text:p>
                <draw:g>
                  <svg:desc>Sheet1.D2:Sheet1.D3</svg:desc>
                </draw:g>
              </table:table-cell>
              <table:table-cell office:value-type="float" office:value="79">
                <text:p>79</text:p>
                <draw:g>
                  <svg:desc>Sheet1.E2:Sheet1.E3</svg:desc>
                </draw:g>
              </table:table-cell>
            </table:table-row>
            <table:table-row>
              <table:table-cell office:value-type="string">
                <text:p>Face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